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apple-system" svg:font-family="apple-system, BlinkMacSystemFont, 'Segoe UI', system-ui, 'Apple Color Emoji', 'Segoe UI Emoji', 'Segoe UI Web', sans-serif"/>
  </office:font-face-decls>
  <office:automatic-styles>
    <style:style style:name="P1" style:family="paragraph" style:parent-style-name="Text_20_body">
      <style:paragraph-properties fo:margin-left="0cm" fo:margin-right="0cm" fo:margin-top="0cm" fo:margin-bottom="0cm" style:contextual-spacing="false" fo:text-indent="0cm" style:auto-text-indent="false" style:writing-mode="lr-tb"/>
      <style:text-properties style:font-name="apple-system" fo:font-size="10.3000001907349pt"/>
    </style:style>
    <style:style style:name="P2" style:family="paragraph" style:parent-style-name="Text_20_body">
      <style:paragraph-properties style:writing-mode="lr-tb"/>
      <style:text-properties style:font-name="apple-system" fo:font-size="10.3000001907349pt"/>
    </style:style>
    <style:style style:name="P3" style:family="paragraph" style:parent-style-name="Text_20_body">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02 13:31] Alabas Alatiki (Student)</text:p>
      <text:p text:style-name="P2">We are implementing a nonintrusive device that can be attached to the trolleys to help you shop, by recommending you your new favourite goods, making suggestions based on your activity, or just help you search from our wide range of products. <text:line-break/>This questionnaire will help us dedicate our attention to our customers needs and feedback. <text:line-break/>1. Generally put, have you wished for easier way of shopping? What did you have in mind? <text:line-break/>2. How much time do you dedicate to shopping? What takes most of it? <text:line-break/>3. What makes a brand appealing to you? <text:line-break/>4. What would you make browsing in the device easier?<text:line-break/>5. Would you prefer shopping with or without the device? Why? </text:p>
      <text:p text:style-name="P3"/>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apple-system" svg:font-family="apple-system, BlinkMacSystemFont, 'Segoe UI', system-ui, 'Apple Color Emoji', 'Segoe UI Emoji', 'Segoe UI Web',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GB"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2-12T07:17:48.891308500</dc:date>
    <meta:editing-duration>PT3S</meta:editing-duration>
    <meta:editing-cycles>1</meta:editing-cycles>
    <meta:document-statistic meta:table-count="0" meta:image-count="0" meta:object-count="0" meta:page-count="1" meta:paragraph-count="2" meta:word-count="120" meta:character-count="692" meta:non-whitespace-character-count="568"/>
    <meta:generator>LibreOffice/7.3.7.2$Linux_X86_64 LibreOffice_project/30$Build-2</meta:generator>
  </office:meta>
</office:document-meta>
</file>